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rial" svg:font-family="arial, sans-serif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paragraph-rsid="0046bb20" style:font-weight-asian="bold" style:font-weight-complex="bold"/>
    </style:style>
    <style:style style:name="P5" style:family="paragraph" style:parent-style-name="Standard">
      <style:text-properties fo:font-weight="bold" officeooo:paragraph-rsid="005ab29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Standard">
      <style:text-properties fo:font-style="normal" style:text-underline-style="solid" style:text-underline-width="auto" style:text-underline-color="font-color" fo:font-weight="bold" fo:background-color="#ffffff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>
      <style:text-properties style:text-position="0% 100%"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Standard">
      <style:text-properties style:text-underline-style="none" fo:font-weight="normal" officeooo:rsid="0055c23f" officeooo:paragraph-rsid="0046bb20" style:font-weight-asian="normal" style:font-weight-complex="normal"/>
    </style:style>
    <style:style style:name="P11" style:family="paragraph" style:parent-style-name="Standard" style:list-style-name="L1">
      <style:text-properties officeooo:rsid="0067274c" officeooo:paragraph-rsid="0067274c"/>
    </style:style>
    <style:style style:name="P12" style:family="paragraph" style:parent-style-name="Standard">
      <style:text-properties officeooo:paragraph-rsid="006b56e4"/>
    </style:style>
    <style:style style:name="T1" style:family="text">
      <style:text-properties officeooo:rsid="00159188"/>
    </style:style>
    <style:style style:name="T2" style:family="text">
      <style:text-properties officeooo:rsid="0028b0a7"/>
    </style:style>
    <style:style style:name="T3" style:family="text">
      <style:text-properties officeooo:rsid="002a5d56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67274c" style:font-weight-asian="bold" style:font-weight-complex="bold"/>
    </style:style>
    <style:style style:name="T6" style:family="text">
      <style:text-properties style:text-underline-style="none"/>
    </style:style>
    <style:style style:name="T7" style:family="text">
      <style:text-properties officeooo:rsid="00405030"/>
    </style:style>
    <style:style style:name="T8" style:family="text">
      <style:text-properties officeooo:rsid="006549e9"/>
    </style:style>
    <style:style style:name="T9" style:family="text">
      <style:text-properties officeooo:rsid="0069f577"/>
    </style:style>
    <style:style style:name="T10" style:family="text">
      <style:text-properties fo:color="#8ab4f8" loext:opacity="100%" style:text-line-through-style="none" style:text-line-through-type="none" style:font-name="arial" fo:font-size="10pt" style:text-underline-style="none" fo:font-weight="normal" officeooo:rsid="0069f577" style:text-blinking="false"/>
    </style:style>
    <style:style style:name="T11" style:family="text">
      <style:text-properties officeooo:rsid="006a902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STEMA DE CALCULO DE NOMINA PARA EMPLEADOS</text:p>
      <text:p text:style-name="P1">(<text:span text:style-name="T1">ManSys </text:span>V<text:span text:style-name="T1">2</text:span>.0)</text:p>
      <text:p text:style-name="P1"/>
      <text:p text:style-name="P12">Descripción: El programa <text:span text:style-name="T1">ManSys</text:span> está diseñado para el manejo y cálculo de nómina de los</text:p>
      <text:p text:style-name="Standard">empleados enfatizando en simplificar la administración de la nómina de la empresa en tiempo</text:p>
      <text:p text:style-name="Standard">real.</text:p>
      <text:p text:style-name="P3"/>
      <text:p text:style-name="P6">1. Identificar los componentes del Sistema, es decir las opciones y</text:p>
      <text:p text:style-name="P6">sub-opciones del menú y todos los sistemas tendrán los siguientes</text:p>
      <text:p text:style-name="P6">elementos principales en el menú:</text:p>
      <text:p text:style-name="Standard"/>
      <text:p text:style-name="P3">1) Mantenimientos:</text:p>
      <text:p text:style-name="P2">• Mantenimiento de Empleados</text:p>
      <text:p text:style-name="P2">• Mantenimiento de Departamentos</text:p>
      <text:p text:style-name="P2">• Mantenimiento de Posiciones</text:p>
      <text:p text:style-name="P2">• Mantenimiento de Impuesto</text:p>
      <text:p text:style-name="P2">• Mantenimiento de Deducciones</text:p>
      <text:p text:style-name="P3">2) Procesos/Operaciones:</text:p>
      <text:p text:style-name="Standard">• Generar Volante de Pago</text:p>
      <text:p text:style-name="Standard">• Generar nómina</text:p>
      <text:p text:style-name="Standard">• Incidencias</text:p>
      <text:p text:style-name="Standard">• Bonificaciones</text:p>
      <text:p text:style-name="Standard">• Consulta de Nomina</text:p>
      <text:p text:style-name="Standard">• Consulta de Empleados</text:p>
      <text:p text:style-name="Standard">• Consulta de Departamentos</text:p>
      <text:p text:style-name="Standard">• Consulta de Posiciones</text:p>
      <text:p text:style-name="Standard">• Consulta de Impuestos</text:p>
      <text:p text:style-name="Standard">• Consulta de Deducciones</text:p>
      <text:p text:style-name="P3">4) Reportes:</text:p>
      <text:p text:style-name="Standard">• Reporte de Nomina</text:p>
      <text:p text:style-name="Standard">• Reporte de Empleados</text:p>
      <text:p text:style-name="Standard">• Reporte de Usuarios</text:p>
      <text:p text:style-name="Standard">• Reporte de impuestos</text:p>
      <text:p text:style-name="P3">5) Administración:</text:p>
      <text:p text:style-name="Standard">• Gestión de Usuarios</text:p>
      <text:p text:style-name="Standard">• Gestión de Empleados</text:p>
      <text:p text:style-name="P3">6) Salir del sistema:</text:p>
      <text:p text:style-name="P3"/>
      <text:p text:style-name="P6">2. Identificar los componentes de la base de datos:</text:p>
      <text:p text:style-name="P3">1) Mantenimientos:</text:p>
      <text:p text:style-name="P8">Mantenimiento de Nomina:</text:p>
      <text:p text:style-name="Standard">• ID (Código de Empleado) “Dato a buscar”</text:p>
      <text:p text:style-name="Standard">• Nombre (s) “Datos a llamar por la búsqueda”</text:p>
      <text:p text:style-name="Standard">• Apellido (s) “Datos a llamar por la búsqueda”</text:p>
      <text:p text:style-name="Standard">• Puesto Ocupado “Datos a llamar por la búsqueda”</text:p>
      <text:p text:style-name="Standard">• Departamento “Datos a llamar por la búsqueda”</text:p>
      <text:p text:style-name="Standard">• Salario Base “Datos a llamar por la búsqueda”</text:p>
      <text:p text:style-name="Standard">• Tipo de Cobro “Datos a llamar por la búsqueda”</text:p>
      <text:p text:style-name="Standard">• Turno “Datos a llamar por la búsqueda”</text:p>
      <text:p text:style-name="Standard"><text:soft-page-break/>• Fecha de Pago “Datos para registrar”</text:p>
      <text:p text:style-name="Standard">• Horas Normales Trabajadas “Datos para registrar”</text:p>
      <text:p text:style-name="Standard">• Precio x Horas Normales “Datos para calcular automáticamente SB*12meses/la cantidad</text:p>
      <text:p text:style-name="Standard">de cobros (26 “bisemanal o 24 quincenal” esto dependerá de tipo de cobro)/la cantidad de</text:p>
      <text:p text:style-name="Standard">horas a trabajar 88”</text:p>
      <text:p text:style-name="Standard">• Horas Extra “Datos para registrar”</text:p>
      <text:p text:style-name="Standard">• Precio x Horas Extra “Datos para calcular automáticamente SB*12meses/la cantidad de</text:p>
      <text:p text:style-name="Standard">cobros (26 “bisemanal o 24 quincenal” esto dependerá de tipo de cobro)/la cantidad de</text:p>
      <text:p text:style-name="Standard">horas a trabajar 88*2”</text:p>
      <text:p text:style-name="Standard">• Monto a Pagar por Horas Normales “Datos para calcular automáticamente HN*PHN”</text:p>
      <text:p text:style-name="Standard">• Monto a Pagar por Horas Extra “Datos para calcular automáticamente HE*PHE”</text:p>
      <text:p text:style-name="Standard">• Total de Asignaciones “Datos para calcular automáticamente MPHN+MPHE”</text:p>
      <text:p text:style-name="Standard">• Seguro Médico ARS “Datos para calcular automáticamente TA*7.09%</text:p>
      <text:p text:style-name="Standard">• Seguro de Pensión AFP “Datos para calcular automáticamente TA*7.10%</text:p>
      <text:p text:style-name="Standard">• Almuerzo</text:p>
      <text:p text:style-name="Standard">• Sueldo Neto $RD</text:p>
      <text:p text:style-name="P7">Mantenimiento de Em<text:span text:style-name="T2">­</text:span>pleados:</text:p>
      <text:p text:style-name="Standard">• ID (Código de Empleado) “Datos para registrar”</text:p>
      <text:p text:style-name="Standard">• Nombre (s) “Datos para registrar”</text:p>
      <text:p text:style-name="Standard">• Apellido (s) “Datos para registrar”</text:p>
      <text:p text:style-name="Standard">• Dirección “Datos para registrar”</text:p>
      <text:p text:style-name="Standard">• Teléfono/Celular “Datos para registrar”</text:p>
      <text:p text:style-name="Standard">• <text:span text:style-name="T3">CEDULA</text:span> “Datos para registrar”</text:p>
      <text:p text:style-name="Standard">• Fecha de Ingreso “Datos para registrar”</text:p>
      <text:p text:style-name="Standard">• Puesto Ocupado “Datos para registrar”</text:p>
      <text:p text:style-name="Standard">• Departamento “Datos para registrar”</text:p>
      <text:p text:style-name="Standard">• Salario base “Datos para registrar”</text:p>
      <text:p text:style-name="Standard">• Tipo de Cobro “Datos para registrar”</text:p>
      <text:p text:style-name="Standard">• Turno “Datos para registrar”</text:p>
      <text:p text:style-name="P8">Mantenimiento de Departamentos:</text:p>
      <text:p text:style-name="Standard">• ID (Código de Departamento)</text:p>
      <text:p text:style-name="Standard">• Nombre de Departamento</text:p>
      <text:p text:style-name="P8">Mantenimiento de Posiciones:</text:p>
      <text:p text:style-name="Standard">• ID (Código de Posición)</text:p>
      <text:p text:style-name="Standard">• Nombre de Posición</text:p>
      <text:p text:style-name="P8">Mantenimiento de Impuesto:</text:p>
      <text:p text:style-name="Standard">• ID (Código de impuesto)</text:p>
      <text:p text:style-name="Standard">• Nombre de Impuesto</text:p>
      <text:p text:style-name="Standard">• Porcentaje de Impuesto</text:p>
      <text:p text:style-name="P9">Mantenimiento de Deducciones:</text:p>
      <text:p text:style-name="Standard">• ID (Código de <text:span text:style-name="T6">Deducción</text:span>)</text:p>
      <text:p text:style-name="Standard">• Nombre de Deducción</text:p>
      <text:p text:style-name="Standard">• Cantidad de Deducción</text:p>
      <text:p text:style-name="Standard"/>
      <text:p text:style-name="P3">2) Procesos/Operaciones:</text:p>
      <text:p text:style-name="P8">Generar Volante de Pago:<text:span text:style-name="T7">s</text:span></text:p>
      <text:p text:style-name="Standard">• ID (Código de Empleado) “Dato a buscar”</text:p>
      <text:p text:style-name="Standard">• Nombre (s) “Datos a llamar por la búsqueda”</text:p>
      <text:p text:style-name="Standard">• Apellido (s) “Datos a llamar por la búsqueda”</text:p>
      <text:p text:style-name="Standard"><text:soft-page-break/>• CEDULA “Datos a llamar por la búsqueda”</text:p>
      <text:p text:style-name="Standard">• Puesto Ocupado “Datos a llamar por la búsqueda”</text:p>
      <text:p text:style-name="Standard">• Departamento “Datos a llamar por la búsqueda”</text:p>
      <text:p text:style-name="Standard">• Salario Base “Datos a llamar por la búsqueda”</text:p>
      <text:p text:style-name="Standard">• Tipo de Cobro “Datos a llamar por la búsqueda”</text:p>
      <text:p text:style-name="Standard">• Fecha de Pago “Datos a llamar por la búsqueda”</text:p>
      <text:p text:style-name="Standard">• Horas Normales Trabajadas “Datos para registrar”</text:p>
      <text:p text:style-name="Standard">• Cant de Horas Normales Trabajadas “Datos para registrar”</text:p>
      <text:p text:style-name="Standard">• Precio x Horas Normales “Datos para registrar”</text:p>
      <text:p text:style-name="Standard">• Horas Extra “Datos para registrar”</text:p>
      <text:p text:style-name="Standard">• Cant Horas Extra “Datos para registrar”</text:p>
      <text:p text:style-name="Standard">• Precio x Horas Extra “Datos para registrar”</text:p>
      <text:p text:style-name="Standard">• Monto a Pagar por Horas Normales</text:p>
      <text:p text:style-name="Standard">• Monto a Pagar por Horas Extra</text:p>
      <text:p text:style-name="Standard">• Total de Asignaciones</text:p>
      <text:p text:style-name="Standard">• Seguro Médico ARS “Datos para calcular automáticamente TA*7.09%</text:p>
      <text:p text:style-name="Standard">• Seguro de Pensión AFP “Datos para calcular automáticamente TA*7.10%</text:p>
      <text:p text:style-name="Standard">• Almuerzo</text:p>
      <text:p text:style-name="Standard">• Sueldo Neto $RD</text:p>
      <text:p text:style-name="P3"/>
      <text:p text:style-name="P8">Generar Nómina:</text:p>
      <text:p text:style-name="Standard">• Sería los mismo campos del mantenimiento de nómina, solo que en este caso tendríamos los</text:p>
      <text:p text:style-name="Standard">campos que se utilizarían para genera una ventana adicional dónde poder ver los datos de la</text:p>
      <text:p text:style-name="Standard">nómina, para imprimir.</text:p>
      <text:p text:style-name="Standard">• Fecha de pago de nomina</text:p>
      <text:p text:style-name="Standard">• Tipo de nómina (Grupal o Individual)</text:p>
      <text:p text:style-name="Standard">• Campo ID (Si es individual)</text:p>
      <text:p text:style-name="P8">Incidencias:</text:p>
      <text:p text:style-name="Standard">• ID (Código de Incidencia)</text:p>
      <text:p text:style-name="Standard">• Nombre de Incidencia</text:p>
      <text:p text:style-name="Standard">• Duración (Podría ser Fecha de Salida y Fecha de Entrada)</text:p>
      <text:p text:style-name="Standard">• Observación (Comentario)</text:p>
      <text:p text:style-name="Standard">• <text:span text:style-name="T8">Id Del Empleado</text:span></text:p>
      <text:p text:style-name="Standard">• Nombre del empleado</text:p>
      <text:p text:style-name="Standard">• Posición</text:p>
      <text:p text:style-name="Standard">• Departamento</text:p>
      <text:p text:style-name="P8">Bonificaciones:</text:p>
      <text:p text:style-name="Standard">• ID (Código de Bonificación)</text:p>
      <text:p text:style-name="Standard">• Nombre de la bonificaciones</text:p>
      <text:p text:style-name="Standard">• Tipo de Bonificación</text:p>
      <text:p text:style-name="Standard">• Fecha de Pago de Bonificación</text:p>
      <text:p text:style-name="Standard">• Aplicación de la bonificación</text:p>
      <text:p text:style-name="P4"/>
      <text:p text:style-name="P4"/>
      <text:p text:style-name="P4"/>
      <text:p text:style-name="P4"/>
      <text:p text:style-name="P10"/>
      <text:p text:style-name="P10"/>
      <text:p text:style-name="P5"/>
      <text:p text:style-name="P3"><text:soft-page-break/>5) Administración:</text:p>
      <text:p text:style-name="Standard"><text:span text:style-name="T4">Gestión de </text:span><text:span text:style-name="T5">Empresas</text:span><text:span text:style-name="T4">:</text:span></text:p>
      <text:list text:style-name="L1">
        <text:list-item>
          <text:p text:style-name="P11">Nombre <text:span text:style-name="T9">(</text:span><text:span text:style-name="T11">N</text:span><text:span text:style-name="T9">ombre de la empresa)</text:span></text:p>
        </text:list-item>
        <text:list-item>
          <text:p text:style-name="P11">RNC <text:span text:style-name="T9">(</text:span><text:span text:style-name="T10">Registro Nacional de Contribuyentes )</text:span></text:p>
        </text:list-item>
        <text:list-item>
          <text:p text:style-name="P11">SectorEmpresarial <text:span text:style-name="T9">(</text:span><text:span text:style-name="T11">A que se dedica la </text:span><text:span text:style-name="T9">empresa)</text:span></text:p>
        </text:list-item>
        <text:list-item>
          <text:p text:style-name="P11">Direccion <text:span text:style-name="T9">(</text:span><text:span text:style-name="T11">D</text:span><text:span text:style-name="T9">ireccion local )</text:span></text:p>
        </text:list-item>
        <text:list-item>
          <text:p text:style-name="P11">Pais <text:span text:style-name="T9">(</text:span><text:span text:style-name="T11">P</text:span><text:span text:style-name="T9">ais en que esta localizada) </text:span></text:p>
          <text:p text:style-name="P11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7T07:52:29.869000000</meta:creation-date>
    <dc:date>2023-10-25T13:19:00.260000000</dc:date>
    <meta:editing-duration>PT2H45M25S</meta:editing-duration>
    <meta:editing-cycles>60</meta:editing-cycles>
    <meta:generator>LibreOffice/7.5.3.2$Windows_X86_64 LibreOffice_project/9f56dff12ba03b9acd7730a5a481eea045e468f3</meta:generator>
    <meta:print-date>2023-10-25T13:04:41.493000000</meta:print-date>
    <meta:document-statistic meta:table-count="0" meta:image-count="0" meta:object-count="0" meta:page-count="4" meta:paragraph-count="142" meta:word-count="840" meta:character-count="5049" meta:non-whitespace-character-count="4355"/>
  </office:meta>
</office:document-meta>
</file>